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2" style:family="paragraph" style:parent-style-name="Standard">
      <style:text-properties officeooo:rsid="0000d405" officeooo:paragraph-rsid="0000d405"/>
    </style:style>
    <style:style style:name="P3" style:family="paragraph" style:parent-style-name="Standard">
      <style:text-properties officeooo:rsid="0001b58b" officeooo:paragraph-rsid="0001b58b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20pt" fo:font-weight="normal" fo:background-color="#1f1f1f" style:font-size-asian="20pt" style:font-size-complex="20pt"/>
    </style:style>
    <style:style style:name="P5" style:family="paragraph" style:parent-style-name="Standard">
      <style:text-properties fo:color="#569cd6" loext:opacity="100%" style:font-name="Droid Sans Mono" fo:font-size="20pt" fo:font-weight="normal" officeooo:rsid="0001b58b" officeooo:paragraph-rsid="0001b58b" fo:background-color="#1f1f1f" style:font-size-asian="20pt" style:font-size-complex="20pt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20pt" fo:font-weight="normal" fo:background-color="#1f1f1f" style:font-size-asian="20pt" style:font-size-complex="20pt"/>
    </style:style>
    <style:style style:name="P7" style:family="paragraph" style:parent-style-name="Standard">
      <style:paragraph-properties style:line-height-at-least="0.198in"/>
      <style:text-properties fo:color="#6a9955" loext:opacity="100%" style:font-name="Droid Sans Mono" fo:font-size="20pt" fo:font-weight="normal" fo:background-color="#1f1f1f" style:font-size-asian="20pt" style:font-size-complex="20pt"/>
    </style:style>
    <style:style style:name="P8" style:family="paragraph" style:parent-style-name="Standard">
      <style:paragraph-properties style:line-height-at-least="0.198in"/>
      <style:text-properties fo:font-size="20pt" style:font-size-asian="20pt" style:font-size-complex="20pt"/>
    </style:style>
    <style:style style:name="P9" style:family="paragraph" style:parent-style-name="Standard">
      <style:text-properties fo:font-size="20pt" officeooo:rsid="0001b58b" officeooo:paragraph-rsid="0001b58b" style:font-size-asian="20pt" style:font-size-complex="20pt"/>
    </style:style>
    <style:style style:name="P10" style:family="paragraph" style:parent-style-name="Standard">
      <style:text-properties fo:font-size="20pt" officeooo:rsid="0000d405" officeooo:paragraph-rsid="0000d405" style:font-size-asian="20pt" style:font-size-complex="20pt"/>
    </style:style>
    <style:style style:name="P11" style:family="paragraph" style:parent-style-name="Standard">
      <style:text-properties officeooo:rsid="0001b58b" officeooo:paragraph-rsid="0001b58b" fo:background-color="#ffff00"/>
    </style:style>
    <style:style style:name="P12" style:family="paragraph" style:parent-style-name="Standard">
      <style:text-properties fo:font-size="18pt" officeooo:rsid="0001b58b" officeooo:paragraph-rsid="0001b58b" fo:background-color="#ffff00" style:font-size-asian="18pt" style:font-size-complex="18pt"/>
    </style:style>
    <style:style style:name="T1" style:family="text">
      <style:text-properties officeooo:rsid="0000d405"/>
    </style:style>
    <style:style style:name="T2" style:family="text">
      <style:text-properties officeooo:rsid="0001b58b"/>
    </style:style>
    <style:style style:name="T3" style:family="text">
      <style:text-properties fo:color="#569cd6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9cdcfe" loext:opacity="100%"/>
    </style:style>
    <style:style style:name="T10" style:family="text">
      <style:text-properties officeooo:rsid="0001b58b" fo:background-color="#ffff00" loext:char-shading-value="0"/>
    </style:style>
    <style:style style:name="T11" style:family="text">
      <style:text-properties officeooo:rsid="0001b58b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text:s text:c="10"/><text:span text:style-name="T1">Login and Registration System using Breeze</text:span></text:p>
      <text:p text:style-name="Standard"/>
      <text:p text:style-name="Standard"/>
      <text:p text:style-name="Standard"/>
      <text:p text:style-name="Standard">composer require laravel/breeze –dev</text:p>
      <text:p text:style-name="Standard"/>
      <text:p text:style-name="Standard">php artisan breeze:install</text:p>
      <text:p text:style-name="Standard"/>
      <text:p text:style-name="P2">sudo apt install npm <text:s text:c="3"/><text:span text:style-name="T2">(</text:span><text:span text:style-name="T11">must use v16+ version)</text:span></text:p>
      <text:p text:style-name="P2"/>
      <text:p text:style-name="P3">npm install vite --save-dev</text:p>
      <text:p text:style-name="P3"/>
      <text:p text:style-name="P3">npm run build</text:p>
      <text:p text:style-name="P3"/>
      <text:p text:style-name="P3">php artisan migrate</text:p>
      <text:p text:style-name="P3"/>
      <text:p text:style-name="P11">if no migration message show then </text:p>
      <text:p text:style-name="P3"/>
      <text:p text:style-name="P3"/>
      <text:p text:style-name="P3">php artisan make:migration create_users_table</text:p>
      <text:p text:style-name="P3"/>
      <text:p text:style-name="P3"/>
      <text:p text:style-name="P12"/>
      <text:p text:style-name="P12">Edit this file</text:p>
      <text:p text:style-name="P3"/>
      <text:p text:style-name="P5">&lt;?php</text:p>
      <text:p text:style-name="P8"/>
      <text:p text:style-name="P4"><text:span text:style-name="T3">use</text:span><text:span text:style-name="T4"> Illuminate\Database\Migrations\</text:span><text:span text:style-name="T5">Migration</text:span><text:span text:style-name="T4">;</text:span></text:p>
      <text:p text:style-name="P4"><text:span text:style-name="T3">use</text:span><text:span text:style-name="T4"> Illuminate\Database\Schema\</text:span><text:span text:style-name="T5">Blueprint</text:span><text:span text:style-name="T4">;</text:span></text:p>
      <text:p text:style-name="P4"><text:span text:style-name="T3">use</text:span><text:span text:style-name="T4"> Illuminate\Support\Facades\</text:span><text:span text:style-name="T5">Schema</text:span><text:span text:style-name="T4">;</text:span></text:p>
      <text:p text:style-name="P8"/>
      <text:p text:style-name="P4"><text:span text:style-name="T6">return</text:span><text:span text:style-name="T4"> </text:span><text:span text:style-name="T3">new</text:span><text:span text:style-name="T4"> </text:span><text:span text:style-name="T3">class</text:span><text:span text:style-name="T4"> </text:span><text:span text:style-name="T3">extends</text:span><text:span text:style-name="T4"> </text:span><text:span text:style-name="T5">Migration</text:span></text:p>
      <text:p text:style-name="P6">{</text:p>
      <text:p text:style-name="P7">/**</text:p>
      <text:p text:style-name="P7">* Run the migrations.</text:p>
      <text:p text:style-name="P7">*/</text:p>
      <text:p text:style-name="P4"><text:span text:style-name="T3">public</text:span><text:span text:style-name="T4"> </text:span><text:span text:style-name="T3">function</text:span><text:span text:style-name="T4"> </text:span><text:span text:style-name="T7">up</text:span><text:span text:style-name="T4">()</text:span></text:p>
      <text:p text:style-name="P6">{</text:p>
      <text:p text:style-name="P4"><text:soft-page-break/><text:span text:style-name="T5">Schema</text:span><text:span text:style-name="T4">::</text:span><text:span text:style-name="T7">create</text:span><text:span text:style-name="T4">(</text:span><text:span text:style-name="T8">'users'</text:span><text:span text:style-name="T4">, </text:span><text:span text:style-name="T3">function</text:span><text:span text:style-name="T4"> (</text:span><text:span text:style-name="T5">Blueprint</text:span><text:span text:style-name="T4"> </text:span><text:span text:style-name="T9">$table</text:span><text:span text:style-name="T4">) {</text:span></text:p>
      <text:p text:style-name="P4"><text:span text:style-name="T9">$table</text:span><text:span text:style-name="T4">-&gt;</text:span><text:span text:style-name="T7">id</text:span><text:span text:style-name="T4">();</text:span></text:p>
      <text:p text:style-name="P4"><text:span text:style-name="T9">$table</text:span><text:span text:style-name="T4">-&gt;</text:span><text:span text:style-name="T7">string</text:span><text:span text:style-name="T4">(</text:span><text:span text:style-name="T8">'name'</text:span><text:span text:style-name="T4">);</text:span></text:p>
      <text:p text:style-name="P4"><text:span text:style-name="T9">$table</text:span><text:span text:style-name="T4">-&gt;</text:span><text:span text:style-name="T7">string</text:span><text:span text:style-name="T4">(</text:span><text:span text:style-name="T8">'email'</text:span><text:span text:style-name="T4">)-&gt;</text:span><text:span text:style-name="T7">unique</text:span><text:span text:style-name="T4">();</text:span></text:p>
      <text:p text:style-name="P4"><text:span text:style-name="T9">$table</text:span><text:span text:style-name="T4">-&gt;</text:span><text:span text:style-name="T7">timestamp</text:span><text:span text:style-name="T4">(</text:span><text:span text:style-name="T8">'email_verified_at'</text:span><text:span text:style-name="T4">)-&gt;</text:span><text:span text:style-name="T7">nullable</text:span><text:span text:style-name="T4">();</text:span></text:p>
      <text:p text:style-name="P4"><text:span text:style-name="T9">$table</text:span><text:span text:style-name="T4">-&gt;</text:span><text:span text:style-name="T7">string</text:span><text:span text:style-name="T4">(</text:span><text:span text:style-name="T8">'password'</text:span><text:span text:style-name="T4">);</text:span></text:p>
      <text:p text:style-name="P4"><text:span text:style-name="T9">$table</text:span><text:span text:style-name="T4">-&gt;</text:span><text:span text:style-name="T7">rememberToken</text:span><text:span text:style-name="T4">();</text:span></text:p>
      <text:p text:style-name="P4"><text:span text:style-name="T9">$table</text:span><text:span text:style-name="T4">-&gt;</text:span><text:span text:style-name="T7">timestamps</text:span><text:span text:style-name="T4">();</text:span></text:p>
      <text:p text:style-name="P6">});</text:p>
      <text:p text:style-name="P6">}</text:p>
      <text:p text:style-name="P8"/>
      <text:p text:style-name="P4"><text:span text:style-name="T3">public</text:span><text:span text:style-name="T4"> </text:span><text:span text:style-name="T3">function</text:span><text:span text:style-name="T4"> </text:span><text:span text:style-name="T7">down</text:span><text:span text:style-name="T4">()</text:span></text:p>
      <text:p text:style-name="P6">{</text:p>
      <text:p text:style-name="P4"><text:span text:style-name="T5">Schema</text:span><text:span text:style-name="T4">::</text:span><text:span text:style-name="T7">dropIfExists</text:span><text:span text:style-name="T4">(</text:span><text:span text:style-name="T8">'users'</text:span><text:span text:style-name="T4">);</text:span></text:p>
      <text:p text:style-name="P6">}</text:p>
      <text:p text:style-name="P6">};</text:p>
      <text:p text:style-name="P9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21:07:57.246601530</meta:creation-date>
    <dc:date>2024-09-14T22:13:50.209271795</dc:date>
    <meta:editing-duration>PT55M42S</meta:editing-duration>
    <meta:editing-cycles>1</meta:editing-cycles>
    <meta:document-statistic meta:table-count="0" meta:image-count="0" meta:object-count="0" meta:page-count="2" meta:paragraph-count="36" meta:word-count="89" meta:character-count="830" meta:non-whitespace-character-count="764"/>
    <meta:generator>LibreOffice/7.3.7.2$Linux_X86_64 LibreOffice_project/30$Build-2</meta:generator>
  </office:meta>
</office:document-meta>
</file>